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 fo:margin-top="0.1666in"/>
      <style:text-properties fo:font-size="14pt" style:font-size-asian="14pt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TableColumn7" style:family="table-column">
      <style:table-column-properties style:column-width="1.4763in"/>
    </style:style>
    <style:style style:name="TableColumn8" style:family="table-column">
      <style:table-column-properties style:column-width="3.15in"/>
    </style:style>
    <style:style style:name="TableColumn9" style:family="table-column">
      <style:table-column-properties style:column-width="1.575in"/>
    </style:style>
    <style:style style:name="Table6" style:family="table">
      <style:table-properties style:width="6.2013in" fo:margin-left="0.1736in" table:align="left"/>
    </style:style>
    <style:style style:name="TableRow10" style:family="table-row">
      <style:table-row-properties/>
    </style:style>
    <style:style style:name="TableCell11" style:family="table-cell">
      <style:table-cell-properties fo:border-top="0.0138in solid #FFFFFF" fo:border-left="0.0138in solid #FFFFFF" fo:border-bottom="0.0416in solid #FFFFFF" fo:border-right="0.0138in solid #FFFFFF" fo:background-color="#4F81BD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3" style:family="table-cell">
      <style:table-cell-properties fo:border-top="0.0138in solid #FFFFFF" fo:border-left="0.0138in solid #FFFFFF" fo:border-bottom="0.0416in solid #FFFFFF" fo:border-right="0.0138in solid #FFFFFF" fo:background-color="#4F81BD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5" style:family="table-cell">
      <style:table-cell-properties fo:border-top="0.0138in solid #FFFFFF" fo:border-left="0.0138in solid #FFFFFF" fo:border-bottom="0.0416in solid #FFFFFF" fo:border-right="0.0138in solid #FFFFFF" fo:background-color="#4F81BD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7" style:family="table-row">
      <style:table-row-properties/>
    </style:style>
    <style:style style:name="TableCell18" style:family="table-cell">
      <style:table-cell-properties fo:border-top="none" fo:border-left="0.0138in solid #FFFFFF" fo:border-bottom="none" fo:border-right="0.0416in solid #FFFFFF" fo:background-color="#4F81BD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color="#FFFFFF"/>
    </style:style>
    <style:style style:name="TableCell20" style:family="table-cell">
      <style:table-cell-properties fo:border="0.0138in solid #FFFFFF" fo:background-color="#A7BFDE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start" fo:margin-bottom="0in" fo:line-height="100%"/>
    </style:style>
    <style:style style:name="TableCell22" style:family="table-cell">
      <style:table-cell-properties fo:border="0.0138in solid #FFFFFF" fo:background-color="#A7BFD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-top="none" fo:border-left="0.0138in solid #FFFFFF" fo:border-bottom="0.0138in solid #FFFFFF" fo:border-right="0.0416in solid #FFFFFF" fo:background-color="#4F81BD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color="#FFFFFF"/>
    </style:style>
    <style:style style:name="TableCell27" style:family="table-cell">
      <style:table-cell-properties fo:border-top="0.0104in solid #FFFFFF" fo:border-left="0.0104in solid #FFFFFF" fo:border-bottom="0.0138in solid #FFFFFF" fo:border-right="0.0104in solid #FFFFFF" fo:background-color="#D3DFEE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start" fo:margin-bottom="0in" fo:line-height="100%"/>
    </style:style>
    <style:style style:name="TableCell29" style:family="table-cell">
      <style:table-cell-properties fo:border-top="0.0104in solid #FFFFFF" fo:border-left="0.0104in solid #FFFFFF" fo:border-bottom="0.0138in solid #FFFFFF" fo:border-right="0.0138in solid #FFFFFF" fo:background-color="#D3DFE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text-align="start"/>
    </style:style>
    <style:style style:name="T32" style:parent-style-name="Heading2Char" style:family="text">
      <style:text-properties style:font-name-asian="Calibri"/>
    </style:style>
  </office:automatic-styles>
  <office:body>
    <office:text text:use-soft-page-breaks="true">
      <text:h text:style-name="P1" text:outline-level="2">POROČILO O LABORATORIJSKI VAJI 4B<text:s/></text:h>
      <text:p text:style-name="P4"/>
      <text:p text:style-name="P5"><text:s text:c="2"/>Podatki o študentih: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Vpisna številka</text:p>
          </table:table-cell>
          <table:table-cell table:style-name="TableCell13">
            <text:p text:style-name="P14">Ime in priimek</text:p>
          </table:table-cell>
          <table:table-cell table:style-name="TableCell15">
            <text:p text:style-name="P16">Datum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</table:table>
      <text:p text:style-name="Normal"><text:line-break/>Namen vaje je bil seznaniti študente z osnovnimi računskimi postopki analize<text:s/>in predstavitve govornih signalov z uporabo programskega okolja Matlab. Spodaj so podani komentarji, grafični prikazi in rezultati, ki se nanašajo na posamezne naloge te vaje.</text:p>
      <text:h text:style-name="Heading2" text:outline-level="2">Naloga 1<text:s/></text:h>
      <text:p text:style-name="Normal">Cilj naloge je bil … <text:s/>Nalogo smo izvedli tako, da smo …</text:p>
      <text:h text:style-name="Heading2" text:outline-level="2">Naloga 2</text:h>
      <text:p text:style-name="Normal">Cilj<text:s/>naloge je bil … <text:s/>Nalogo smo izvedli tako, da smo …</text:p>
      <text:p text:style-name="P31"><text:span text:style-name="T32">Naloga 3<text:s/></text:span></text:p>
      <text:p text:style-name="Normal">Cilj naloge je bil … <text:s/>Nalogo smo izvedli tako, da smo …</text:p>
      <text:h text:style-name="Heading2" text:outline-level="2">Naloga 4</text:h>
      <text:p text:style-name="Normal">Cilj naloge je bil … <text:s/>Nalogo smo izvedli tako, da smo …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 fo:margin-bottom="0in" fo:line-height="150%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paragraph-properties fo:text-align="justify"/>
      <style:text-properties fo:font-size="12pt" style:font-size-asian="12pt" fo:language="sl" fo:country="SI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sl" fo:country="SI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sl" fo:country="SI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sl" fo:country="SI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sl" fo:country="SI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language="sl" fo:country="SI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7in" fo:margin-bottom="0.4916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style:language-asian="sl" style:country-asian="SI"/>
    </style:style>
    <style:style style:name="P3" style:parent-style-name="Footer" style:family="paragraph">
      <style:paragraph-properties fo:text-align="end"/>
    </style:style>
    <style:style style:family="graphic" style:name="a0">
      <style:graphic-properties style:wrap="run-through" style:run-through="foreground" draw:fill="none" draw:stroke="solid" svg:stroke-width="0.03472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Normal"><text:span text:style-name="T2"><draw:connector draw:type="line" svg:x1="-0.00486in" svg:y1="0.23472in" svg:x2="6.35903in" svg:y2="0.23472in" draw:z-index="251659264" draw:id="id0" draw:style-name="a0" draw:name="Straight Arrow Connector 1" text:anchor-type="paragraph"><svg:title/><svg:desc/></draw:connector></text:span>EL-UN-I / Govorne in slikovne tehnologije<text:s/><text:tab/><text:tab/><text:tab/><text:s/><text:tab/><text:tab/>UL-FE © 2015/2016</text:p>
        <text:p text:style-name="Header"/>
      </style:header>
      <style:footer>
        <text:p text:style-name="P3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Dobrišek</meta:initial-creator>
    <dc:creator>VitoS</dc:creator>
    <meta:creation-date>2016-03-14T08:54:00Z</meta:creation-date>
    <dc:date>2016-03-15T06:35:00Z</dc:date>
    <meta:template xlink:href="Normal.dotm" xlink:type="simple"/>
    <meta:editing-cycles>5</meta:editing-cycles>
    <meta:editing-duration>PT60S</meta:editing-duration>
    <meta:document-statistic meta:page-count="1" meta:paragraph-count="1" meta:word-count="92" meta:character-count="621" meta:row-count="4" meta:non-whitespace-character-count="530"/>
  </office:meta>
</office:document-meta>
</file>